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e6f3ed" officeooo:paragraph-rsid="00131d9d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ea0b6b" officeooo:paragraph-rsid="00131d9d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e6f3ed" officeooo:paragraph-rsid="00131d9d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e8469d" officeooo:paragraph-rsid="00131d9d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e86138" officeooo:paragraph-rsid="00131d9d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e8a522" officeooo:paragraph-rsid="00131d9d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e9cf17" officeooo:paragraph-rsid="00131d9d" style:font-size-asian="12pt" style:font-weight-asian="normal" style:font-size-complex="12pt" style:font-weight-complex="normal"/>
    </style:style>
    <style:style style:name="T1" style:family="text">
      <style:text-properties officeooo:rsid="01f0a2c2"/>
    </style:style>
    <style:style style:name="T2" style:family="text">
      <style:text-properties officeooo:rsid="00e8469d"/>
    </style:style>
    <style:style style:name="T3" style:family="text">
      <style:text-properties officeooo:rsid="014f19b9"/>
    </style:style>
    <style:style style:name="T4" style:family="text">
      <style:text-properties officeooo:rsid="03696aa2"/>
    </style:style>
    <style:style style:name="T5" style:family="text">
      <style:text-properties officeooo:rsid="00e86138"/>
    </style:style>
    <style:style style:name="T6" style:family="text">
      <style:text-properties officeooo:rsid="01f0edb8"/>
    </style:style>
    <style:style style:name="T7" style:family="text">
      <style:text-properties officeooo:rsid="00e8a522"/>
    </style:style>
    <style:style style:name="T8" style:family="text">
      <style:text-properties officeooo:rsid="00ea0b6b"/>
    </style:style>
    <style:style style:name="T9" style:family="text">
      <style:text-properties officeooo:rsid="01f0fa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3">Иногда кровля начинала «капать» или «дождить». </text:p>
      <text:p text:style-name="P3">Это когда она трещит и трескается и от неё отрываются и падают вниз куски породы. Типа обвала, но не наглухо.</text:p>
      <text:p text:style-name="P3">Чарлика у меня на глазах привалило, когда вытаскивал очередной площак. Но ему повезло, он лежал на песке под <text:span text:style-name="T1">самым</text:span> потолком и отделившаяся от кровли плита не имела места для разгона. Просто мягко так легла ему на грудь. </text:p>
      <text:p text:style-name="P3">Не очень большая, полметра на полметра и толщиной всего сантиметров десять.</text:p>
      <text:p text:style-name="P3">Он тут сразу вспомнил про Алика-армянина. Когда у того над головой «задождило», тот метров шестнадцать пятился назад. Бегом, конечно. Просто развернуться времени не оставалось. Кровля трещит и валится, <text:span text:style-name="T2">догоняет</text:span>. <text:s/></text:p>
      <text:p text:style-name="P3">Так задом наперёд и бежал, <text:span text:style-name="T1">выкрикивая</text:span> при этом:</text:p>
      <text:p text:style-name="P3">- Ебал шахту! Ебал деньги!</text:p>
      <text:p text:style-name="P3">Но <text:span text:style-name="T1">кто?</text:span> — вот в чём вопрос.</text:p>
      <text:p text:style-name="P4">Так что «кровля» шахты это вовсе не крыша.</text:p>
      <text:p text:style-name="P4"/>
      <text:p text:style-name="P4">Кроме действующих <text:span text:style-name="T1">штолен</text:span>, в шахте есть ещё и заброшенные, это где пласт хорошего камня <text:span text:style-name="T1">выработан</text:span> и дальше <text:span text:style-name="T1">углубляться</text:span> смысла нет. </text:p>
      <text:p text:style-name="P4">Ход в так<text:span text:style-name="T1">ие</text:span> штольн<text:span text:style-name="T1">и</text:span> замуровывают бракованным кубиком, который называется «бут», но его кладут <text:span text:style-name="T1">уже не насухо, а </text:span>на растворе, чтоб сквозняки не получались. </text:p>
      <text:p text:style-name="P4"><text:span text:style-name="T3">Правда,</text:span> не все <text:span text:style-name="T1">выработанные штольни </text:span>замурованы.</text:p>
      <text:p text:style-name="P4">Однажды мастер показал мне аварийный выход. Через такой <text:span text:style-name="T3">же </text:span>вот не замурованный ход <text:span text:style-name="T3">штольня вывела </text:span>в бывший стволовой тоннель, где когда-то <text:s/>вагонки таскали <text:span text:style-name="T1">лошадьми</text:span>, <text:span text:style-name="T1">и тот</text:span> тоннель вы<text:span text:style-name="T3">х</text:span>одит <text:span text:style-name="T1">тоже </text:span>в <text:s/>котлован, только повыше нынешнего. </text:p>
      <text:p text:style-name="P4">Так <text:span text:style-name="T4">и </text:span>у того <text:span text:style-name="T3">тоннеля</text:span> тоже <text:span text:style-name="T4">имеются </text:span>свои штольни. </text:p>
      <text:p text:style-name="P4">Когда Чарлик в отпуск ушёл и я остался в крепильщиках один, то из тех штолен площаки добывал. </text:p>
      <text:p text:style-name="P4"/>
      <text:p text:style-name="P4"><text:span text:style-name="T1">Однажды в</text:span>озвращаюсь на новую половину шахты, в штольню четвёртой машины, весь из себя такой гордый — ну, как же! — в одиночку бревно припёр; ещё и острю тупым концом:</text:p>
      <text:p text:style-name="P4">- Для вас по спецзаказу из Рио-де-Жанейро!</text:p>
      <text:p text:style-name="P4">Бревно с плеча сбросил, а оно — хрясь! — и ровно надвое; слишком древний материал.</text:p>
      <text:p text:style-name="P4">Потом <text:span text:style-name="T1">ещё </text:span>про меня сплетни <text:span text:style-name="T1">стали </text:span>распуска<text:span text:style-name="T1">ть</text:span>, будто я по заброшенным штольням без фонаря шастаю. </text:p>
      <text:p text:style-name="P4"><text:span text:style-name="T1">Это из-за того</text:span>, что когда чей-нибудь фонарь горит, я свой выключа<text:span text:style-name="T1">ю</text:span>. <text:span text:style-name="T1">Даже не</text:span> знаю <text:span text:style-name="T1">зачем</text:span>; всё равно ж после смены Люда его на зарядку поставит.</text:p>
      <text:p text:style-name="P4"><text:span text:style-name="T3">От ф</text:span>онар<text:span text:style-name="T3">я</text:span> чёрны<text:span text:style-name="T3">й</text:span> провод <text:span text:style-name="T3">уходит</text:span> <text:span text:style-name="T5">в брезентовую сумочку с лямкой, чтоб носить на плече. В сумочке аккумуляторная коробка фонаря и на ней цифра 16. Это — мой.</text:span></text:p>
      <text:p text:style-name="P5">В заброшенных штольнях я его включал и один раз в его свете увидел неземную красоту.</text:p>
      <text:p text:style-name="P5">Даже не понял что это <text:span text:style-name="T6">оно </text:span>такое белое <text:span text:style-name="T6">сверкает</text:span> под кровлей. </text:p>
      <text:p text:style-name="P5">Описать не берусь — чисто белая, клочкасто-лапчатая инопланетная структура, или из глубин океана, куда батискафы не доныривают, и в ней, типа, мелкие бриллианты под <text:span text:style-name="T6">лучами </text:span><text:s/><text:soft-page-break/>фонар<text:span text:style-name="T6">я</text:span> переливаются.</text:p>
      <text:p text:style-name="P5">Красиво, аж жуть берёт.</text:p>
      <text:p text:style-name="P5">А у меня в руке топор для проверки площаков на гнилость. Я топором сверху махнул и белое на пол упало. </text:p>
      <text:p text:style-name="P5">Смотрю — а вместо красоты большой плевок. </text:p>
      <text:p text:style-name="P5">Тут только догадался — это плесень была.</text:p>
      <text:p text:style-name="P5">Потом ещё такие же гирлянды попадались, но уже только коричневые — в наказание, что красоту убил.</text:p>
      <text:p text:style-name="P5">Потом Чарлик вернулся <text:span text:style-name="T6">из отпуска и</text:span> на шахту поступил Вася. Он стал крепильщиком, а меня перевели <text:s/>в помощники машиниста камнерезной машины.</text:p>
      <text:p text:style-name="P5">Ну, тут не так романтично и шума намного больше, <text:s/>а <text:span text:style-name="T7">нос и рот</text:span> надо завязывать от пыли. Зато — ба! — знакомые всё лица! Лом, лопата и кувалда.</text:p>
      <text:p text:style-name="P5"/>
      <text:p text:style-name="P6">Но всё это на первый взгляд непосвящённого. </text:p>
      <text:p text:style-name="P6">Что же на самом деле производила шахта «Дофиновка» под негласным началом <text:span text:style-name="T4">С</text:span>амого <text:span text:style-name="T4">Г</text:span>лавного, <text:span text:style-name="T4">он же </text:span><text:s/>Яковлевич?</text:p>
      <text:p text:style-name="P6">Да, разное. Кому что.</text:p>
      <text:p text:style-name="P6">Инженера шахты Пугачёва, с его пирамидально правильным носом, который появлялся внизу раз в месяц, а наверху и того меньше, интересовало только золото. Вернее золотой песок.</text:p>
      <text:p text:style-name="P6"><text:s/>Прицыкнет клыком в золотой коронке и у машиниста негромко спрашивает:</text:p>
      <text:p text:style-name="P6">- Что, есть песочек <text:span text:style-name="T6">сегодня</text:span>?</text:p>
      <text:p text:style-name="P6">После этого я <text:span text:style-name="T6">начал в</text:span> конце каждой смены вытряхивать песок из карманов робы — меня на золото не купишь! Тем более, что не знаю как <text:s/>превращать <text:span text:style-name="T4">песок </text:span>в презренный металл. </text:p>
      <text:p text:style-name="P6">Толик со второй машины, когда увидел <text:span text:style-name="T6">от чего я избавляюсь</text:span>, очень удивился.</text:p>
      <text:p text:style-name="P6">Но из него <text:span text:style-name="T6">там </text:span>точно золото изготовляли, а потом под видом алюминиевых отливок штабелевали в бурьяне <text:span text:style-name="T6">рядом с</text:span> общежити<text:span text:style-name="T6">ем</text:span>. </text:p>
      <text:p text:style-name="P6">Точь-в-точь как слитки банковского золотого запаса, только <text:s text:c="2"/>алюминиевого цвета, для маскировки, <text:span text:style-name="T6">конечно же</text:span>.</text:p>
      <text:p text:style-name="P6">Мастер мне почт<text:span text:style-name="T6">и</text:span> прям<text:span text:style-name="T6">ым текстом</text:span> об этом <text:span text:style-name="T6">и </text:span>сказал, когда мы с ним проходили мимо:</text:p>
      <text:p text:style-name="P6">- Такая ценность, а никто не догадается поднять. Валяются тут.</text:p>
      <text:p text:style-name="P6">А <text:span text:style-name="T6">откуда и </text:span>зачем на шахте <text:span text:style-name="T3">по добыче камня </text:span>алюминиевые слитки?</text:p>
      <text:p text:style-name="P6"/>
      <text:p text:style-name="P6">Что до кубиков, то это были души.</text:p>
      <text:p text:style-name="P6">Пятая машина, где машинистом Гитлер, он же Адольф — ну, так его все звали — производила души людей.</text:p>
      <text:p text:style-name="P7">Ваня, с первой, всё обижался, что <text:span text:style-name="T6">в котловане, когда вытащат </text:span>наверх его ваг<text:span text:style-name="T6">онки, то</text:span> много кубика бракуют, а от Адольфа проходит всё <text:span text:style-name="T6">подряд</text:span>, хот<text:span text:style-name="T8">я</text:span> чуть ли не половина <text:span text:style-name="T8">вывезенного на-горá с пятой машины </text:span>— <text:s/>полный «бут».</text:p>
      <text:p text:style-name="P7">Но, если вдуматься, так оно и есть — многие человеческие души с изъянами бывают.</text:p>
      <text:p text:style-name="P7">И что парадоксально, <text:s/><text:span text:style-name="T4">его </text:span>тёзка — Гитлер — столько душ загубил, а <text:span text:style-name="T4">этот</text:span> их <text:span text:style-name="T8">тут </text:span>штампует, пусть и с большим процентом брака, да ещё над Ваней посмеивается.</text:p>
      <text:p text:style-name="P7">Для кого пилят души остальными машинами я мог<text:span text:style-name="T8">у</text:span> только догадываться. </text:p>
      <text:p text:style-name="P7">Архангелам? Демонам? Титанам?</text:p>
      <text:p text:style-name="P7"/>
      <text:p text:style-name="P2"><text:soft-page-break/>Именно это больше всего меня и удручало — моё невежество. </text:p>
      <text:p text:style-name="P2">Да, я чувствовал <text:s/>свою избранность, но оставался до слёз безграмотным избранным. Продвижение к пониманию шло наощупь, по наитию.</text:p>
      <text:p text:style-name="P2">Иногда <text:span text:style-name="T6">случались</text:span> озарени<text:span text:style-name="T6">я</text:span>, как в том случае, когда после смены я поехал на грузовике в Новую Дофиновку за съестным на завтрашний обед.</text:p>
      <text:p text:style-name="P2">В кузове среди остальных находилась пожилая работница шахты с косынкой на голове. Грузовик как раз отъезжал от общежития <text:span text:style-name="T6">и тут </text:span><text:s/>в дверях показалась бессарабка с ребёнком на руках.</text:p>
      <text:p text:style-name="P2">- Ой, какая деточка-красавичка!- произнося эти слова, пожилая женщина в кузове распустила косынку у себя на голове и снова её завязала, но как-то <text:span text:style-name="T6">уже </text:span>по иному.</text:p>
      <text:p text:style-name="P2">Домой я вернулся через поля вдоль лесополосы. </text:p>
      <text:p text:style-name="P2">Я зашёл в свою комнату, но отдыхать не получалось — годовалая девочка бессарабской семьи захлёбывалась визжащим криком, а её мать, не зная как унять ребёнка, носила её по коридору — из конца в конец, качала на руках, приговаривала «а-а-á!», но ничего не помогало.</text:p>
      <text:p text:style-name="P2">Я плохо переношу детский плач, <text:span text:style-name="T9">но общежитие не электричка, где можно перейти в другой вагон</text:span>. </text:p>
      <text:p text:style-name="P2"><text:span text:style-name="T3">И в</text:span>друг мне вспомнилась <text:span text:style-name="T9">как </text:span>попутчица <text:span text:style-name="T9">по кузову</text:span> <text:span text:style-name="T9">пере</text:span>вяза<text:span text:style-name="T9">ла</text:span> свою косынку <text:span text:style-name="T9">на другой манер</text:span>, <text:s/>нахвалива<text:span text:style-name="T9">я этого, </text:span>тогда ещё молчавшего ребёнка. </text:p>
      <text:p text:style-name="P2">Я вышел в коридор и молча, но упорно глядя на мать, вынул платок из кармана, расправил его <text:s/>и снова сложил, но уже на другую сторону, после чего вышел к колодцу.</text:p>
      <text:p text:style-name="P2">Когда я вернулся, женщина стояла в коридоре и с благодарностью смотрела на меня; девочка у неё на руках была совершенно спокойна — на голове у неё появилась косынка завязанная узелком на лбу. </text:p>
      <text:p text:style-name="P2">Бинго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9:38:24.740246268</meta:creation-date>
    <dc:date>2017-03-02T19:38:29.655370526</dc:date>
    <dc:creator>sehrguey </dc:creator>
    <meta:editing-duration>PT4S</meta:editing-duration>
    <meta:editing-cycles>1</meta:editing-cycles>
    <meta:document-statistic meta:table-count="0" meta:image-count="0" meta:object-count="0" meta:page-count="3" meta:paragraph-count="63" meta:word-count="1035" meta:character-count="6467" meta:non-whitespace-character-count="5434"/>
    <meta:generator>LibreOffice/4.3.3.2$Linux_x86 LibreOffice_project/430m0$Build-2</meta:generator>
  </office:meta>
</office:document-meta>
</file>